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4" table:default-cell-style-name="Default"/>
        <table:table-row table:style-name="ro1">
          <table:table-cell table:number-columns-repeated="2"/>
          <table:table-cell office:value-type="string">
            <text:p>A&lt;B</text:p>
          </table:table-cell>
          <table:table-cell table:number-columns-repeated="21"/>
        </table:table-row>
        <table:table-row table:style-name="ro1">
          <table:table-cell/>
          <table:table-cell office:value-type="string">
            <text:p>Cond</text:p>
          </table:table-cell>
          <table:table-cell office:value-type="string">
            <text:p>J</text:p>
          </table:table-cell>
          <table:table-cell office:value-type="string">
            <text:p>nS0</text:p>
          </table:table-cell>
          <table:table-cell office:value-type="string">
            <text:p>nS1</text:p>
          </table:table-cell>
          <table:table-cell office:value-type="string">
            <text:p>nCLK</text:p>
          </table:table-cell>
          <table:table-cell office:value-type="string">
            <text:p>nSR</text:p>
          </table:table-cell>
          <table:table-cell office:value-type="string">
            <text:p>nSL</text:p>
          </table:table-cell>
          <table:table-cell office:value-type="string">
            <text:p>n_CLR</text:p>
          </table:table-cell>
          <table:table-cell office:value-type="string">
            <text:p>BS0</text:p>
          </table:table-cell>
          <table:table-cell office:value-type="string">
            <text:p>BS1</text:p>
          </table:table-cell>
          <table:table-cell office:value-type="string">
            <text:p>BCLK</text:p>
          </table:table-cell>
          <table:table-cell office:value-type="string">
            <text:p>BSR</text:p>
          </table:table-cell>
          <table:table-cell office:value-type="string">
            <text:p>BSL</text:p>
          </table:table-cell>
          <table:table-cell office:value-type="string">
            <text:p>A_B_CLR</text:p>
          </table:table-cell>
          <table:table-cell office:value-type="string">
            <text:p>AS0</text:p>
          </table:table-cell>
          <table:table-cell office:value-type="string">
            <text:p>AS1</text:p>
          </table:table-cell>
          <table:table-cell office:value-type="string">
            <text:p>ACLK</text:p>
          </table:table-cell>
          <table:table-cell office:value-type="string">
            <text:p>ASR</text:p>
          </table:table-cell>
          <table:table-cell office:value-type="string">
            <text:p>CS0</text:p>
          </table:table-cell>
          <table:table-cell office:value-type="string">
            <text:p>CS1</text:p>
          </table:table-cell>
          <table:table-cell office:value-type="string">
            <text:p>CCLK</text:p>
          </table:table-cell>
          <table:table-cell office:value-type="string">
            <text:p>CSR</text:p>
          </table:table-cell>
          <table:table-cell office:value-type="string">
            <text:p>C_CLR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number-columns-repeated="3" office:value-type="string">
            <text:p>x</text:p>
          </table:table-cell>
          <table:table-cell office:value-type="string">
            <text:p>X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string">
            <text:p>X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8"/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table:number-columns-repeated="14"/>
          <table:table-cell office:value-type="float" office:value="1">
            <text:p>1</text:p>
          </table:table-cell>
        </table:table-row>
        <table:table-row table:style-name="ro1">
          <table:table-cell table:number-columns-repeated="8"/>
          <table:table-cell office:value-type="float" office:value="1">
            <text:p>1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5">05/12/2015</text:date>, <text:time>19:0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2M11S</meta:editing-duration>
    <meta:editing-cycles>3</meta:editing-cycles>
    <meta:generator>OpenOffice/4.1.2$Win32 OpenOffice.org_project/412m3$Build-9782</meta:generator>
    <dc:date>2015-12-05T19:04:08.58</dc:date>
    <dc:creator>Ivan Folbort</dc:creator>
    <meta:document-statistic meta:table-count="3" meta:cell-count="156" meta:object-count="0"/>
    <meta:user-defined meta:name="Info 1"/>
    <meta:user-defined meta:name="Info 2"/>
    <meta:user-defined meta:name="Info 3"/>
    <meta:user-defined meta:name="Info 4"/>
  </office:meta>
</office:document-meta>
</file>